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tham SSm A" svg:font-family="'Gotham SSm A', 'Gotham SSm B', 'Helvetica Neue', Helvetica,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ej,</text:p>
      <text:p text:style-name="Standard"/>
      <text:p text:style-name="Standard">Jag heter Anton Larsson och pluggar idag till datavetare vid Uppsala universitet. Då pluggandet, pga sin brist i utmaningar, inte lockar mig mer önskar jag idag ta ett par års avbrott, vilket är varför jag skriver till er!</text:p>
      <text:p text:style-name="Standard"/>
      <text:p text:style-name="Standard">Direkt när jag såg er ansökan insåg jag att jag skulle passa utmärkt hos er, då IoT är en av de ämnena som fascinerar mig tung inför framtiden. Som person definieras jag främst av kvalitén på mitt arbete, jag arbetar inte bara hårt, utan även med målsättningen att arbetet skall bidra till både företagets, såväl som min personliga framgång.</text:p>
      <text:p text:style-name="Standard"/>
      <text:p text:style-name="Standard">Utöver min förmåga att leverera som person, har jag även många år av erfarenhet att arbeta i team, så som t.ex. programmeringsprojekt, men även många år av team-aktiviteter så som hockey och fotboll i ryggen, vilket gör mig till en skicklig teamspelare.</text:p>
      <text:p text:style-name="Standard"/>
      <text:p text:style-name="Standard">Ni skriver även att personen ni söker även skall vara erfaren av IoT, vilket passar mig perfekt, då det är en av de främsta momenten jag själv utvecklar som hobbyprojekt hemma, så som en arduino enhet som rullar upp rullgardinen när alarmet ringer på morgonen.</text:p>
      <text:p text:style-name="Standard"/>
      <text:p text:style-name="Standard">Tack vare alla de års erfarenhet jag har av en bred grund i IT, samt min tidigare anställning som konsult hos proffice, tror jag att detta uppdrag skulle passa mig utmärkt, då jag utöver mitt logiska tänkande, analytiska natur och nogrannhet även har social förmåga och är oerhört självgående.</text:p>
      <text:p text:style-name="Standard"/>
      <text:p text:style-name="Standard">För mer information, så som referenser eller kod-exempel, nås jag på:</text:p>
      <text:p text:style-name="Standard"/>
      <text:p text:style-name="Standard"><text:a xlink:type="simple" xlink:href="mailto:Ante9311@gmail.com" text:style-name="Internet_20_link" text:visited-style-name="Visited_20_Internet_20_Link">Ante9311@gmail.com</text:a></text:p>
      <text:p text:style-name="Standard">0707582993</text:p>
      <text:p text:style-name="Standard"/>
      <text:p text:style-name="Standard">Med vänliga hälsningar.<text:line-break/>Anton Larss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tham SSm A" svg:font-family="'Gotham SSm A', 'Gotham SSm B', 'Helvetica Neue', Helvetica,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ton Larsson</meta:initial-creator>
    <meta:creation-date>2016-07-25T17:42:19.21</meta:creation-date>
    <dc:date>2016-07-25T17:49:25.13</dc:date>
    <dc:creator>Anton Larsson</dc:creator>
    <meta:editing-duration>PT7M5S</meta:editing-duration>
    <meta:editing-cycles>2</meta:editing-cycles>
    <meta:generator>OpenOffice/4.1.2$Win32 OpenOffice.org_project/412m3$Build-9782</meta:generator>
    <meta:document-statistic meta:table-count="0" meta:image-count="0" meta:object-count="0" meta:page-count="1" meta:paragraph-count="10" meta:word-count="252" meta:character-count="1508"/>
  </office:meta>
</office:document-meta>
</file>